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text-properties fo:language="en" fo:country="US" fo:font-weight="normal" style:font-weight-asian="normal" style:font-weight-complex="normal"/>
    </style:style>
    <style:style style:name="P4" style:family="paragraph" style:parent-style-name="Standard">
      <style:text-properties fo:color="#3f7f5f" style:font-name="Monospace" fo:font-size="10pt" fo:language="en" fo:country="US" style:font-name-asian="Monospace" style:font-size-asian="10pt" style:font-name-complex="Monospace" style:font-size-complex="10pt"/>
    </style:style>
    <style:style style:name="P5" style:family="paragraph" style:parent-style-name="Standard">
      <style:text-properties fo:color="#3f7f5f" style:font-name="Monospace" fo:font-size="10pt" style:font-name-asian="Monospace" style:font-size-asian="10pt" style:font-name-complex="Monospace" style:font-size-complex="10pt"/>
    </style:style>
    <style:style style:name="P6" style:family="paragraph" style:parent-style-name="Standard">
      <style:text-properties fo:font-size="24pt" fo:language="en" fo:country="US" style:text-underline-style="solid" style:text-underline-width="auto" style:text-underline-color="font-color" fo:font-weight="bold" style:font-size-asian="24pt" style:font-weight-asian="bold" style:font-size-complex="24pt" style:font-weight-complex="bold"/>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style>
    <style:style style:name="P10" style:family="paragraph" style:parent-style-name="Standard">
      <style:text-properties fo:language="en" fo:country="US"/>
    </style:style>
    <style:style style:name="P11" style:family="paragraph" style:parent-style-name="Standard" style:list-style-name="L1">
      <style:text-properties fo:language="en" fo:country="US"/>
    </style:style>
    <style:style style:name="P12" style:family="paragraph" style:parent-style-name="Standard" style:list-style-name="L2">
      <style:text-properties fo:language="en" fo:country="US"/>
    </style:style>
    <style:style style:name="P13" style:family="paragraph" style:parent-style-name="Standard" style:list-style-name="L3">
      <style:text-properties fo:language="en" fo:country="US"/>
    </style:style>
    <style:style style:name="P14" style:family="paragraph" style:parent-style-name="Standard" style:list-style-name="L4">
      <style:text-properties fo:language="en" fo:country="US"/>
    </style:style>
    <style:style style:name="P15" style:family="paragraph" style:parent-style-name="Standard">
      <style:text-properties fo:language="en" fo:country="US" fo:font-weight="bold" style:font-weight-asian="bold" style:font-weight-complex="bold"/>
    </style:style>
    <style:style style:name="P16" style:family="paragraph" style:parent-style-name="Standard">
      <style:text-properties fo:language="en" fo:country="US" fo:font-weight="normal" style:font-weight-asian="normal" style:font-weight-complex="normal"/>
    </style:style>
    <style:style style:name="P17" style:family="paragraph" style:parent-style-name="Standard" style:list-style-name="L6">
      <style:text-properties fo:language="en" fo:country="US" fo:font-weight="normal" style:font-weight-asian="normal" style:font-weight-complex="normal"/>
    </style:style>
    <style:style style:name="P18" style:family="paragraph" style:parent-style-name="Standard" style:list-style-name="L7">
      <style:text-properties fo:language="en" fo:country="US" fo:font-weight="normal" style:font-weight-asian="normal" style:font-weight-complex="normal"/>
    </style:style>
    <style:style style:name="P19" style:family="paragraph" style:parent-style-name="Standard" style:list-style-name="L6">
      <style:text-properties fo:language="en" fo:country="US"/>
    </style:style>
    <style:style style:name="P20" style:family="paragraph" style:parent-style-name="Standard" style:list-style-name="L7">
      <style:text-properties fo:language="en" fo:country="US"/>
    </style:style>
    <style:style style:name="P21" style:family="paragraph" style:parent-style-name="Standard">
      <style:text-properties style:use-window-font-color="true" style:font-name="Monospace" fo:font-size="10pt" fo:font-weight="bold" style:font-name-asian="Monospace" style:font-size-asian="10pt" style:font-weight-asian="bold" style:font-name-complex="Monospace" style:font-size-complex="10pt" style:font-weight-complex="bold"/>
    </style:style>
    <style:style style:name="P22" style:family="paragraph" style:parent-style-name="Standard">
      <style:text-properties style:use-window-font-color="true" style:font-name="Monospace" fo:font-size="10pt" style:font-name-asian="Monospace" style:font-size-asian="10pt" style:font-name-complex="Monospace" style:font-size-complex="10pt"/>
    </style:style>
    <style:style style:name="P23" style:family="paragraph" style:parent-style-name="Standard">
      <style:text-properties fo:color="#3f7f5f" style:font-name="Monospace" fo:font-size="10pt" style:font-name-asian="Monospace" style:font-size-asian="10pt" style:font-name-complex="Monospace" style:font-size-complex="10pt"/>
    </style:style>
    <style:style style:name="P24" style:family="paragraph" style:parent-style-name="Standard">
      <style:paragraph-properties fo:text-align="center" style:justify-single-word="false"/>
      <style:text-properties fo:font-size="24pt" fo:language="en" fo:country="US" style:text-underline-style="solid" style:text-underline-width="auto" style:text-underline-color="font-color" fo:font-weight="bold" style:font-size-asian="24pt" style:font-weight-asian="bold" style:font-size-complex="24pt" style:font-weight-complex="bold"/>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2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28"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9" style:family="paragraph" style:parent-style-name="Standard">
      <style:paragraph-properties fo:margin-left="0in" fo:margin-right="0in" fo:text-align="start" style:justify-single-word="false" fo:text-indent="0in" style:auto-text-indent="false" style:text-autospace="none"/>
      <style:text-properties fo:color="#1a1a1a" style:font-name="Monospace" fo:font-size="10pt" style:font-name-asian="Monospace" style:font-size-asian="10pt" style:font-name-complex="Monospace" style:font-size-complex="10pt"/>
    </style:style>
    <style:style style:name="P30" style:family="paragraph" style:parent-style-name="Standard">
      <style:paragraph-properties fo:margin-left="0in" fo:margin-right="0in" fo:text-align="start" style:justify-single-word="false" fo:text-indent="0in" style:auto-text-indent="false" style:text-autospace="none"/>
      <style:text-properties fo:color="#2a00ff" style:font-name="Monospace" fo:font-size="10pt" style:font-name-asian="Monospace" style:font-size-asian="10pt" style:font-name-complex="Monospace" style:font-size-complex="10pt"/>
    </style:style>
    <style:style style:name="P31"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2"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33"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fo:font-weight="normal" style:font-name-asian="Monospace" style:font-size-asian="10pt" style:font-weight-asian="normal" style:font-name-complex="Monospace" style:font-size-complex="10pt" style:font-weight-complex="normal"/>
    </style:style>
    <style:style style:name="P34" style:family="paragraph" style:parent-style-name="Standard">
      <style:paragraph-properties fo:break-before="page"/>
      <style:text-properties fo:language="en" fo:country="US"/>
    </style:style>
    <style:style style:name="P35" style:family="paragraph" style:parent-style-name="Standard">
      <style:paragraph-properties fo:break-before="page"/>
      <style:text-properties fo:language="en" fo:country="US" fo:font-weight="bold" style:font-weight-asian="bold" style:font-weight-complex="bold"/>
    </style:style>
    <style:style style:name="P36" style:family="paragraph" style:parent-style-name="Standard">
      <style:paragraph-properties fo:break-before="page"/>
      <style:text-properties style:use-window-font-color="true" style:font-name="Monospace" fo:font-size="10pt" fo:font-weight="bold" style:font-name-asian="Monospace" style:font-size-asian="10pt" style:font-weight-asian="bold" style:font-name-complex="Monospace" style:font-size-complex="10pt" style:font-weight-complex="bold"/>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color="#000000"/>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1a1a1a"/>
    </style:style>
    <style:style style:name="T8" style:family="text">
      <style:text-properties fo:color="#1a1a1a" style:font-name="Monospace" fo:font-size="10pt" style:font-name-asian="Monospace" style:font-size-asian="10pt" style:font-name-complex="Monospace" style:font-size-complex="10pt"/>
    </style:style>
    <style:style style:name="T9" style:family="text">
      <style:text-properties fo:color="#2a00ff"/>
    </style:style>
    <style:style style:name="T10" style:family="text">
      <style:text-properties fo:color="#2a00ff" style:text-underline-style="solid" style:text-underline-width="auto" style:text-underline-color="font-color"/>
    </style:style>
    <style:style style:name="T11" style:family="text">
      <style:text-properties fo:color="#2a00ff" style:font-name="Monospace" fo:font-size="10pt" style:font-name-asian="Monospace" style:font-size-asian="10pt" style:font-name-complex="Monospace" style:font-size-complex="10pt"/>
    </style:style>
    <style:style style:name="T12" style:family="text">
      <style:text-properties fo:font-weight="normal" style:font-weight-asian="normal" style:font-weight-complex="normal"/>
    </style:style>
    <style:style style:name="T1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
      <text:p text:style-name="P2"/>
      <text:p text:style-name="P2"/>
      <text:p text:style-name="P2"/>
      <text:p text:style-name="P2"/>
      <text:p text:style-name="P2"/>
      <text:p text:style-name="P2"/>
      <text:p text:style-name="P2"/>
      <text:p text:style-name="P24">CoALA Installation 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Version<text:tab/><text:tab/>:<text:tab/>1.0 -DRAFT-</text:p>
      <text:p text:style-name="P2">Last changes<text:tab/><text:tab/>:<text:tab/>2011-07-08</text:p>
      <text:p text:style-name="P35">1 . Introduction </text:p>
      <text:p text:style-name="P1">This manual will help you to install and configure CoALA. </text:p>
      <text:p text:style-name="P1"/>
      <text:p text:style-name="P2">1.1 Document Overview </text:p>
      <text:p text:style-name="P1">This manual will help you to install and configure CoALA. </text:p>
      <text:p text:style-name="P1">Chapter 1 gives a short introduction to the installation program of CoALA. </text:p>
      <text:p text:style-name="P1">Chapter 2 details all prerequisites necessary for the installation of CoALA. </text:p>
      <text:p text:style-name="P1">Chapter 3 is a guideline how to build the application out-of-the-box.</text:p>
      <text:p text:style-name="P1">Chapter 4 deals with the actual installation procedure, describing all steps to be completed. </text:p>
      <text:p text:style-name="P1">Chapter 5 describes how to start and how to stop the application. </text:p>
      <text:p text:style-name="P1">Chapter 6 gives information about some special issues which you should take care of. </text:p>
      <text:p text:style-name="P1">Appendix contains the default port configuration and a printout of CoALA default settings.</text:p>
      <text:p text:style-name="P1"/>
      <text:p text:style-name="P2">1.2 The Installation Program </text:p>
      <text:p text:style-name="P1">CoALA comes with no dedicated install program. However the build environment Maven does provide a automatic deployment feature. Read the Maven documentation for further information how to trigger this feature.</text:p>
      <text:p text:style-name="P1"/>
      <text:p text:style-name="P1"/>
      <text:p text:style-name="P1"/>
      <text:p text:style-name="P2">2. Prerequisites </text:p>
      <text:p text:style-name="P2">2.1 Required Prior Knowledge </text:p>
      <text:p text:style-name="P1">In order to build a working instance of CoALA it is necessary to use a couple of essential development tools:</text:p>
      <text:list xml:id="list1948920556" text:style-name="L1">
        <text:list-item>
          <text:list>
            <text:list-item>
              <text:p text:style-name="P11">Java JDK 1.6 </text:p>
            </text:list-item>
            <text:list-item>
              <text:p text:style-name="P11">Maven 1.x and 2.x</text:p>
            </text:list-item>
            <text:list-item>
              <text:p text:style-name="P11">Subversion</text:p>
            </text:list-item>
          </text:list>
        </text:list-item>
      </text:list>
      <text:p text:style-name="P3"/>
      <text:p text:style-name="P1">To install a production environment, you need to be familiar with the administration of the following systems: </text:p>
      <text:list xml:id="list1264602151" text:style-name="L2">
        <text:list-item>
          <text:p text:style-name="P12">Operating System (the OS the CoALA application will run on) </text:p>
        </text:list-item>
        <text:list-item>
          <text:p text:style-name="P12">HSQLDB database (administration) </text:p>
        </text:list-item>
        <text:list-item>
          <text:p text:style-name="P12">Network infrastructure (IP addresses, firewall rules, SSL certificates, ...) </text:p>
        </text:list-item>
      </text:list>
      <text:p text:style-name="P1"/>
      <text:p text:style-name="P2">2.2 Hardware and Software Requirements </text:p>
      <text:p text:style-name="P1">The following components have to be installed and running on your system: </text:p>
      <text:list xml:id="list302811055" text:style-name="L3">
        <text:list-item>
          <text:p text:style-name="P13">Apache Tomcat 6.0.x </text:p>
        </text:list-item>
        <text:list-item>
          <text:p text:style-name="P13">Java JDK 1.6 <text:line-break/>(please set JAVA_HOME environment variable to your Java installation directory) </text:p>
        </text:list-item>
      </text:list>
      <text:p text:style-name="P1"/>
      <text:p text:style-name="P1">A database server is required and must be accessible by your CoALA installation: </text:p>
      <text:list xml:id="list262157781" text:style-name="L4">
        <text:list-item>
          <text:p text:style-name="P14">HSQLDB 1.8.0.x</text:p>
        </text:list-item>
      </text:list>
      <text:p text:style-name="P1"/>
      <text:p text:style-name="P2">2.3 Preparing the Database </text:p>
      <text:p text:style-name="P1">While building and running CoALA a database instance will be created. The build process will take care of creating all necessary database schemes.</text:p>
      <text:p text:style-name="P1"/>
      <text:p text:style-name="P1"/>
      <text:p text:style-name="P1"/>
      <text:p text:style-name="P1"><text:span text:style-name="T1"/></text:p>
      <text:p text:style-name="P34"><text:span text:style-name="T1">3. Building CoALA</text:span></text:p>
      <text:p text:style-name="P1">As a first step you should get the source code by checking it out via SVN: </text:p>
      <text:p text:style-name="P1">E.g.: <text:span text:style-name="T1">“svn checkout </text:span><text:a xlink:type="simple" xlink:href="https://svn.mi.hs-heilbronn.de/smc/ss11/code/assemblies/coala/trunk"><text:span text:style-name="T1">https://svn.mi.hs-heilbronn.de/smc/ss11/code/assemblies/coala/trunk</text:span></text:a><text:span text:style-name="T1">”</text:span></text:p>
      <text:p text:style-name="P1">(HINT: This URL may be deprecated soon and/or authentication is necessary)</text:p>
      <text:p text:style-name="P1"/>
      <text:p text:style-name="Standard"><text:span text:style-name="T2">As soon as the source code is downloaded you will find the file “</text:span><text:span text:style-name="T3">configuration.properties</text:span><text:span text:style-name="T2">” in current folder. Here you have the possibility to set up your local network environment like proxy settings, ATNA and DB configuration needed for building CoALA. </text:span></text:p>
      <text:p text:style-name="Standard"><text:span text:style-name="T2">Now you can start building the project. At the moment the build process of the assembly is based on Maven version 1. (HINT: All modules which are part of the assembly are based on Maven version 2). So it is expected that Maven is proper installed with all environment variables set. If you are not sure how to set up the build environment check Apache documentation for Maven 1 (</text:span><text:a xlink:type="simple" xlink:href="http://maven.apache.org/maven-1.x/start/index.html">http://maven.apache.org/maven-1.x/start/index.html</text:a><text:span text:style-name="T2">).</text:span></text:p>
      <text:p text:style-name="P1">Now you can simply start the build process in console within the project folder (from now on called &lt;svn_coala_checkout&gt;) with:</text:p>
      <text:p text:style-name="P2">“maven dev:build”</text:p>
      <text:p text:style-name="P1">This may take a while so be prepared for a coffee break ;-)</text:p>
      <text:p text:style-name="Standard"><text:span text:style-name="T2">After successful build you can find the file “</text:span><text:span text:style-name="T3">coala-assembly.war</text:span><text:span text:style-name="T2">” in the <text:s/>folder “&lt;svn_coala_checkout&gt;/target”. Read the next sections for instructions how to deploy and run CoALA.</text:span></text:p>
      <text:p text:style-name="P1"/>
      <text:p text:style-name="P1"/>
      <text:p text:style-name="P2">4. Installing / Updating CoALA </text:p>
      <text:p text:style-name="P1">For manual deployment just copy the assembly file “<text:span text:style-name="T1">coala-assembly.war</text:span>” from “&lt;svn_coala_checkout&gt;/target” to “&lt;tomcat_home&gt;/webapps” folder and restart the Apache Tomcat service. </text:p>
      <text:p text:style-name="P1">HINT: If the assembly already is deployed on Apache Tomcat make sure to remove the sub folder “coala-assembly” in &lt;tomcat_home&gt;/webapps” before restarting Tomcat, so this folder can be updated properly.</text:p>
      <text:p text:style-name="P1"/>
      <text:p text:style-name="P1">Be aware that in this state CoALA runs now with default settings. To make adaptions of your interest please follow the next chapter. </text:p>
      <text:p text:style-name="P1"/>
      <text:p text:style-name="P1"/>
      <text:p text:style-name="P2">5. Setting up the environment</text:p>
      <text:p text:style-name="P2"><text:span text:style-name="T12">Right after the deployment the default settings of CoALA are set. In order to integrate the application within your clinical environment you have to adapt some property files located under “&lt;tomcat_home&gt;/webapps/coala-assembly/WEB-INF/classes/META-INF/“. The most important properties are in order to make CoALA work are listed below. For a listing of all default properties see appendix.</text:span></text:p>
      <text:p text:style-name="P2"><text:span text:style-name="T12">HINT: Do not forget to restart the application to make the changes happen.</text:span></text:p>
      <text:p text:style-name="P3"><text:s/></text:p>
      <text:p text:style-name="P3"><text:span text:style-name="T1">coala-pxs.properties:</text:span></text:p>
      <text:p text:style-name="P4"># <text:span text:style-name="T4">Endpoint</text:span> to use for XDS communication for ITI-18, ITI-41 and ITI-43</text:p>
      <text:p text:style-name="P25">coala.pxs.xds.iti18.endpoint</text:p>
      <text:p text:style-name="P25">coala.pxs.xds.iti41.endpoint</text:p>
      <text:p text:style-name="P25">coala.pxs.xds.iti43.endpoint</text:p>
      <text:p text:style-name="P25"/>
      <text:p text:style-name="P8"># Assigning authority</text:p>
      <text:p text:style-name="P9"><text:span text:style-name="T6">coala.pxs.authority.oid</text:span><text:span text:style-name="T8"> </text:span></text:p>
      <text:p text:style-name="P29"/>
      <text:p text:style-name="P8"># Unique ID of repository that should be used</text:p>
      <text:p text:style-name="P25">coala.repository.unique.id</text:p>
      <text:p text:style-name="P25"/>
      <text:p text:style-name="P8"><text:soft-page-break/># <text:span text:style-name="T4">Endpoint</text:span> for ITI-21 communication</text:p>
      <text:p text:style-name="P25">coala.pxs.pdq.endpoint.url</text:p>
      <text:p text:style-name="P25"/>
      <text:p text:style-name="P8"># <text:span text:style-name="T4">Endpoint</text:span> for ITI-18 <text:span text:style-name="T4">cummunication</text:span> </text:p>
      <text:p text:style-name="P25">coala.pxs.xds.iti18.endpoint</text:p>
      <text:p text:style-name="P25"/>
      <text:p text:style-name="P25"/>
      <text:p text:style-name="P26">coala-communication-custom-context.xml:</text:p>
      <text:p text:style-name="P33"># <text:span text:style-name="T13">Name of the XSL Stylesheet used for HTLM transformation of CDAs</text:span></text:p>
      <text:p text:style-name="P27">nameOfXSLTSheet</text:p>
      <text:p text:style-name="P1"/>
      <text:p text:style-name="P1"/>
      <text:p text:style-name="P1"/>
      <text:p text:style-name="P2">6. Starting and Stopping the Application</text:p>
      <text:p text:style-name="P2">6.1 Starting</text:p>
      <text:p text:style-name="P3">These are the steps to start CoALA</text:p>
      <text:list xml:id="list922771245" text:style-name="L6">
        <text:list-item>
          <text:p text:style-name="P17">start the HSQLDB service (e.g. “<text:span text:style-name="T1">/etc/init.d/hsqldb&lt;&lt;yoursuffix&gt;&gt; start</text:span> ”)</text:p>
        </text:list-item>
        <text:list-item>
          <text:p text:style-name="P19"><text:span text:style-name="T12">start the Apache Tomcat service (e.g. “</text:span><text:span text:style-name="T1">/etc/init.d/tomcat&lt;&lt;yoursuffix&gt;&gt; start </text:span><text:span text:style-name="T12">”)</text:span></text:p>
        </text:list-item>
        <text:list-item>
          <text:p text:style-name="P19">cross fingers and open your internet browser of choice with the URL: <text:a xlink:type="simple" xlink:href="http://smc.iap.hs-heilbronn.de:8080/coala-assembly/">http://localhost:8080/coala-assembly/</text:a></text:p>
        </text:list-item>
      </text:list>
      <text:p text:style-name="P2">6.2 Stopping</text:p>
      <text:p text:style-name="P3">These are the steps to stop CoALA</text:p>
      <text:list xml:id="list676193876" text:style-name="L7">
        <text:list-item>
          <text:p text:style-name="P18">stop the Apache Tomcat service (e.g. “<text:span text:style-name="T1">/etc/init.d/tomcat&lt;&lt;yoursuffix&gt;&gt; stop </text:span>”)</text:p>
        </text:list-item>
        <text:list-item>
          <text:p text:style-name="P20"><text:span text:style-name="T12">stop the HSQLDB service (e.g. “</text:span><text:span text:style-name="T1">/etc/init.d/hsqldb&lt;&lt;yoursuffix&gt;&gt; stop</text:span><text:span text:style-name="T12"> ”)</text:span></text:p>
        </text:list-item>
      </text:list>
      <text:p text:style-name="P1"/>
      <text:p text:style-name="P1"/>
      <text:p text:style-name="P2">7. Special Issues</text:p>
      <text:p text:style-name="P1">CAUTION: Be aware that CoALA and the corresponding HL7 server time and time zone should be in sync. Otherwise communication issues may occur.</text:p>
      <text:p text:style-name="P1"/>
      <text:p text:style-name="P1"/>
      <text:p text:style-name="P1"/>
      <text:p text:style-name="P1"/>
      <text:p text:style-name="P2"/>
      <text:p text:style-name="P35">7. <text:s/>APPENDIX</text:p>
      <text:p text:style-name="P2"/>
      <text:p text:style-name="P2"/>
      <text:p text:style-name="P2">7.1 Default Port Configuration </text:p>
      <text:p text:style-name="P3"/>
      <text:p text:style-name="P3">The following table lists the default port configurations that are used as long as you </text:p>
      <text:p text:style-name="P3">have not specified your own port configurations for the individual components. </text:p>
      <text:p text:style-name="P3"/>
      <table:table table:name="Table1" table:style-name="Table1">
        <table:table-column table:style-name="Table1.A"/>
        <table:table-column table:style-name="Table1.B"/>
        <table:table-row>
          <table:table-cell table:style-name="Table1.A1" office:value-type="string">
            <text:p text:style-name="Table_20_Contents">Port </text:p>
          </table:table-cell>
          <table:table-cell table:style-name="Table1.B1" office:value-type="string">
            <text:p text:style-name="Table_20_Contents">Purpose </text:p>
          </table:table-cell>
        </table:table-row>
        <table:table-row>
          <table:table-cell table:style-name="Table1.A2" office:value-type="string">
            <text:p text:style-name="Table_20_Contents">8443</text:p>
          </table:table-cell>
          <table:table-cell table:style-name="Table1.B2" office:value-type="string">
            <text:p text:style-name="Table_20_Contents">Tomcat SSL </text:p>
            <text:p text:style-name="Table_20_Contents">ITI-18, ITI-41, ITI-43 Endpoints</text:p>
          </table:table-cell>
        </table:table-row>
        <table:table-row>
          <table:table-cell table:style-name="Table1.A2" office:value-type="string">
            <text:p text:style-name="Table_20_Contents">8080</text:p>
          </table:table-cell>
          <table:table-cell table:style-name="Table1.B2" office:value-type="string">
            <text:p text:style-name="Table_20_Contents">Tomcat HTTP </text:p>
          </table:table-cell>
        </table:table-row>
        <table:table-row>
          <table:table-cell table:style-name="Table1.A2" office:value-type="string">
            <text:p text:style-name="Table_20_Contents">9999</text:p>
          </table:table-cell>
          <table:table-cell table:style-name="Table1.B2" office:value-type="string">
            <text:p text:style-name="Table_20_Contents">HSQLDB</text:p>
          </table:table-cell>
        </table:table-row>
        <table:table-row>
          <table:table-cell table:style-name="Table1.A2" office:value-type="string">
            <text:p text:style-name="Table_20_Contents">3750</text:p>
          </table:table-cell>
          <table:table-cell table:style-name="Table1.B2" office:value-type="string">
            <text:p text:style-name="Table_20_Contents">MPI Query port for Imaging Order </text:p>
          </table:table-cell>
        </table:table-row>
        <table:table-row>
          <table:table-cell table:style-name="Table1.A2" office:value-type="string">
            <text:p text:style-name="Table_20_Contents">514</text:p>
          </table:table-cell>
          <table:table-cell table:style-name="Table1.B2" office:value-type="string">
            <text:p text:style-name="Table_20_Contents">ATNA</text:p>
          </table:table-cell>
        </table:table-row>
      </table:table>
      <text:p text:style-name="P3"/>
      <text:p text:style-name="P3"/>
      <text:p text:style-name="P2">7.2 CoALA Default XDS settings</text:p>
      <text:p text:style-name="P1"/>
      <text:p text:style-name="P4"># Document source OID of application</text:p>
      <text:p text:style-name="P7"><text:span text:style-name="T5">coala.documentsource.oid</text:span><text:span text:style-name="T7"> </text:span><text:span text:style-name="T5">=</text:span><text:span text:style-name="T7"> </text:span><text:span text:style-name="T9">2.16.840.1.113883.3.37.900.5.1.1</text:span></text:p>
      <text:p text:style-name="P8"># Unique ID of repository that should be used</text:p>
      <text:p text:style-name="P7"><text:span text:style-name="T5">coala.repository.unique.id</text:span><text:span text:style-name="T7"> </text:span><text:span text:style-name="T5">=</text:span><text:span text:style-name="T7"> </text:span><text:span text:style-name="T9">1.2.840.113619.20.2.2.1</text:span></text:p>
      <text:p text:style-name="P8"># Basic uniqueID string to use for generating uniqueIDs for submission sets</text:p>
      <text:p text:style-name="P7"><text:span text:style-name="T5">coala.submissionset.base.unique.id</text:span><text:span text:style-name="T7"> </text:span><text:span text:style-name="T5">=</text:span><text:span text:style-name="T7"> </text:span><text:span text:style-name="T9">2.16.840.1.113883.3.37.900.5.3</text:span></text:p>
      <text:p text:style-name="P7"/>
      <text:p text:style-name="P8"># Date pattern for time stamps</text:p>
      <text:p text:style-name="P7"><text:span text:style-name="T5">coala.consent.longdatepattern</text:span><text:span text:style-name="T7"> </text:span><text:span text:style-name="T5">=</text:span><text:span text:style-name="T7"> </text:span><text:span text:style-name="T9">yyyyMMddHHmmss</text:span></text:p>
      <text:p text:style-name="P7"><text:span text:style-name="T5">coala.consent.shortdatepattern</text:span><text:span text:style-name="T7"> </text:span><text:span text:style-name="T5">=</text:span><text:span text:style-name="T7"> </text:span><text:span text:style-name="T9">yyyyMMdd</text:span></text:p>
      <text:p text:style-name="P7"/>
      <text:p text:style-name="P8"># language code to use for creation of consent documents (type code, format code, etc)</text:p>
      <text:p text:style-name="P7"><text:span text:style-name="T5">coala.consent.language.code</text:span><text:span text:style-name="T7"> </text:span><text:span text:style-name="T5">=</text:span><text:span text:style-name="T7"> </text:span><text:span text:style-name="T10">en</text:span><text:span text:style-name="T9">-US</text:span></text:p>
      <text:p text:style-name="P8"># encoding to use for creation of consent documents (type code, format code, etc)</text:p>
      <text:p text:style-name="P7"><text:span text:style-name="T5">coala.consent.encoding</text:span><text:span text:style-name="T7"> </text:span><text:span text:style-name="T5">=</text:span><text:span text:style-name="T7"> </text:span><text:span text:style-name="T9">UTF-8</text:span></text:p>
      <text:p text:style-name="P7"/>
      <text:p text:style-name="P8"># values for IPF-Code object for BPPC consent class code</text:p>
      <text:p text:style-name="P7"><text:span text:style-name="T5">coala.consent.class.code</text:span><text:span text:style-name="T7"> </text:span><text:span text:style-name="T5">=</text:span><text:span text:style-name="T7"> </text:span><text:span text:style-name="T9">Consent;Consent;IHE</text:span><text:span text:style-name="T7"> </text:span><text:span text:style-name="T9">Class</text:span><text:span text:style-name="T7"> </text:span><text:span text:style-name="T9">Codes</text:span></text:p>
      <text:p text:style-name="P7"/>
      <text:p text:style-name="P8"># values for IPF-Code object for BPPC consent type code</text:p>
      <text:p text:style-name="P7"><text:span text:style-name="T5">coala.consent.document.type.code.code</text:span><text:span text:style-name="T7"> </text:span><text:span text:style-name="T5">=</text:span><text:span text:style-name="T7"> </text:span><text:span text:style-name="T9">57016-8</text:span></text:p>
      <text:p text:style-name="P7"><text:span text:style-name="T5">coala.consent.document.type.code.displayname</text:span><text:span text:style-name="T7"> </text:span><text:span text:style-name="T5">=</text:span><text:span text:style-name="T7"> </text:span><text:span text:style-name="T9">Privacy</text:span><text:span text:style-name="T7"> </text:span><text:span text:style-name="T9">Policy</text:span><text:span text:style-name="T7"> </text:span><text:span text:style-name="T10">Acknowledgement</text:span><text:span text:style-name="T7"> </text:span><text:span text:style-name="T9">Document</text:span></text:p>
      <text:p text:style-name="P7"><text:span text:style-name="T5">coala.consent.document.type.code.schemename</text:span><text:span text:style-name="T7"> </text:span><text:span text:style-name="T5">=</text:span><text:span text:style-name="T7"> </text:span><text:span text:style-name="T9">LOINC</text:span></text:p>
      <text:p text:style-name="P7"/>
      <text:p text:style-name="P8"># values for IPF-Code object for BPPC consent format code</text:p>
      <text:p text:style-name="P7"><text:span text:style-name="T5">coala.consent.format.code.code</text:span><text:span text:style-name="T7"> </text:span><text:span text:style-name="T5">=</text:span><text:span text:style-name="T7"> </text:span><text:span text:style-name="T9">urn:ihe:iti:bppc:2007</text:span></text:p>
      <text:p text:style-name="P7"><text:span text:style-name="T5">coala.consent.format.code.displayname</text:span><text:span text:style-name="T7"> </text:span><text:span text:style-name="T5">=</text:span><text:span text:style-name="T7"> </text:span><text:span text:style-name="T9">urn:ihe:iti:bppc:2007</text:span></text:p>
      <text:p text:style-name="P7"><text:span text:style-name="T5">coala.consent.format.code.schemename</text:span><text:span text:style-name="T7"> </text:span><text:span text:style-name="T5">=</text:span><text:span text:style-name="T7"> </text:span><text:span text:style-name="T9">IHE</text:span><text:span text:style-name="T7"> </text:span><text:span text:style-name="T9">Format</text:span><text:span text:style-name="T7"> </text:span><text:span text:style-name="T9">Codes</text:span></text:p>
      <text:p text:style-name="P7"/>
      <text:p text:style-name="P8"># default title for submission set</text:p>
      <text:p text:style-name="P9"><text:span text:style-name="T6">coala.consent.default.submissionset.title</text:span><text:span text:style-name="T8"> </text:span><text:span text:style-name="T6">=</text:span><text:span text:style-name="T8"> </text:span><text:span text:style-name="T11">Submission</text:span><text:span text:style-name="T8"> </text:span><text:span text:style-name="T11">Set</text:span></text:p>
      <text:p text:style-name="P30"/>
      <text:p text:style-name="P30"/>
      <text:p text:style-name="P21"/>
      <text:p text:style-name="P36"><text:span text:style-name="T2">7.</text:span>3 CoALA Default PXS settings</text:p>
      <text:p text:style-name="P22"/>
      <text:p text:style-name="P5"># <text:span text:style-name="T4">Endpoint</text:span> to use for XDS communication for IT-18, IT-41 and ITI-43</text:p>
      <text:p text:style-name="P7"><text:span text:style-name="T5">coala.pxs.xds.iti18.endpoint</text:span><text:span text:style-name="T7"> </text:span><text:span text:style-name="T5">=</text:span><text:span text:style-name="T7"> </text:span><text:span text:style-name="T10">xds</text:span><text:span text:style-name="T9">-iti18://</text:span><text:span text:style-name="T10">icw</text:span><text:span text:style-name="T9">-pxs.iap.hs-heilbronn.de:8443/</text:span><text:span text:style-name="T10">pxs</text:span><text:span text:style-name="T9">-</text:span><text:span text:style-name="T10">vmr</text:span><text:span text:style-name="T9">-assembly/</text:span><text:span text:style-name="T10">webservices</text:span><text:span text:style-name="T9">/</text:span><text:span text:style-name="T10">xdsb</text:span><text:span text:style-name="T9">-</text:span><text:span text:style-name="T10">storedquery</text:span><text:span text:style-name="T9">?secure=true</text:span></text:p>
      <text:p text:style-name="P7"><text:span text:style-name="T5">coala.pxs.xds.iti41.endpoint</text:span><text:span text:style-name="T7"> </text:span><text:span text:style-name="T5">=</text:span><text:span text:style-name="T7"> </text:span><text:span text:style-name="T10">xds</text:span><text:span text:style-name="T9">-iti41://</text:span><text:span text:style-name="T10">icw</text:span><text:span text:style-name="T9">-pxs.iap.hs-heilbronn.de:8443/</text:span><text:span text:style-name="T10">pxs</text:span><text:span text:style-name="T9">-</text:span><text:span text:style-name="T10">vmr</text:span><text:span text:style-name="T9">-assembly/</text:span><text:span text:style-name="T10">webservices</text:span><text:span text:style-name="T9">/</text:span><text:span text:style-name="T10">xdsb</text:span><text:span text:style-name="T9">-</text:span><text:span text:style-name="T10">provideandregister</text:span><text:span text:style-name="T9">?secure=true</text:span></text:p>
      <text:p text:style-name="P7"><text:span text:style-name="T5">coala.pxs.xds.iti43.endpoint</text:span><text:span text:style-name="T7"> </text:span><text:span text:style-name="T5">=</text:span><text:span text:style-name="T7"> </text:span><text:span text:style-name="T10">xds</text:span><text:span text:style-name="T9">-iti43://</text:span><text:span text:style-name="T10">icw</text:span><text:span text:style-name="T9">-pxs.iap.hs-heilbronn.de:8443/</text:span><text:span text:style-name="T10">pxs</text:span><text:span text:style-name="T9">-</text:span><text:span text:style-name="T10">vmr</text:span><text:span text:style-name="T9">-assembly/</text:span><text:span text:style-name="T10">webservices</text:span><text:span text:style-name="T9">/</text:span><text:span text:style-name="T10">xdsb</text:span><text:span text:style-name="T9">-</text:span><text:span text:style-name="T10">retrievedocuments</text:span><text:span text:style-name="T9">?secure=true</text:span></text:p>
      <text:p text:style-name="P7"/>
      <text:p text:style-name="P8"># Assigning authority</text:p>
      <text:p text:style-name="P7"><text:span text:style-name="T5">coala.pxs.authority.oid</text:span><text:span text:style-name="T7"> </text:span><text:span text:style-name="T5">=</text:span><text:span text:style-name="T7"> </text:span><text:span text:style-name="T9">2.16.840.1.113883.3.37.4.1.1.2.2.1</text:span></text:p>
      <text:p text:style-name="P7"/>
      <text:p text:style-name="P8"># Date pattern for time stamps</text:p>
      <text:p text:style-name="P7"><text:span text:style-name="T5">coala.consent.longdatepattern</text:span><text:span text:style-name="T7"> </text:span><text:span text:style-name="T5">=</text:span><text:span text:style-name="T7"> </text:span><text:span text:style-name="T9">yyyyMMddHHmmss</text:span></text:p>
      <text:p text:style-name="P7"><text:span text:style-name="T5">coala.consent.shortdatepattern</text:span><text:span text:style-name="T7"> </text:span><text:span text:style-name="T5">=</text:span><text:span text:style-name="T7"> </text:span><text:span text:style-name="T9">yyyyMMdd</text:span></text:p>
      <text:p text:style-name="P7"/>
      <text:p text:style-name="P8"># Document source OID of application</text:p>
      <text:p text:style-name="P7"><text:span text:style-name="T5">coala.documentsource.oid</text:span><text:span text:style-name="T7"> </text:span><text:span text:style-name="T5">=</text:span><text:span text:style-name="T7"> </text:span><text:span text:style-name="T9">2.16.840.1.113883.3.37.900.5.1.1</text:span></text:p>
      <text:p text:style-name="P8"># Basic uniqueID string to use for generating uniqueIDs for submission sets</text:p>
      <text:p text:style-name="P7"><text:span text:style-name="T5">coala.submissionset.base.unique.id</text:span><text:span text:style-name="T7"> </text:span><text:span text:style-name="T5">=</text:span><text:span text:style-name="T7"> </text:span><text:span text:style-name="T9">2.16.840.1.113883.3.37.900.5.3</text:span></text:p>
      <text:p text:style-name="P8"># Basic uniqueID string to use for generating uniqueIDs for consent documents</text:p>
      <text:p text:style-name="P7"><text:span text:style-name="T5">coala.document.base.unique.id</text:span><text:span text:style-name="T7"> </text:span><text:span text:style-name="T5">=</text:span><text:span text:style-name="T7"> </text:span><text:span text:style-name="T9">2.16.840.1.113883.3.37.900.5.2</text:span></text:p>
      <text:p text:style-name="P7"/>
      <text:p text:style-name="P8"># Unique ID of repository that should be used</text:p>
      <text:p text:style-name="P7"><text:span text:style-name="T5">coala.repository.unique.id</text:span><text:span text:style-name="T7"> </text:span><text:span text:style-name="T5">=</text:span><text:span text:style-name="T7"> </text:span><text:span text:style-name="T9">1.2.840.113619.20.2.2.1</text:span></text:p>
      <text:p text:style-name="P8"># default title for submission set</text:p>
      <text:p text:style-name="P7"><text:span text:style-name="T5">coala.consent.default.submissionset.title</text:span><text:span text:style-name="T7"> </text:span><text:span text:style-name="T5">=</text:span><text:span text:style-name="T7"> </text:span><text:span text:style-name="T9">Submission</text:span><text:span text:style-name="T7"> </text:span><text:span text:style-name="T9">Set</text:span></text:p>
      <text:p text:style-name="P7"/>
      <text:p text:style-name="P8"># language code to use for creation of consent documents (type code, format code, etc)</text:p>
      <text:p text:style-name="P7"><text:span text:style-name="T5">coala.consent.language.code</text:span><text:span text:style-name="T7"> </text:span><text:span text:style-name="T5">=</text:span><text:span text:style-name="T7"> </text:span><text:span text:style-name="T10">en</text:span><text:span text:style-name="T9">-US</text:span></text:p>
      <text:p text:style-name="P8"># encoding to use for creation of consent documents (type code, format code, etc)</text:p>
      <text:p text:style-name="P7"><text:span text:style-name="T5">coala.consent.encoding</text:span><text:span text:style-name="T7"> </text:span><text:span text:style-name="T5">=</text:span><text:span text:style-name="T7"> </text:span><text:span text:style-name="T9">UTF-8</text:span></text:p>
      <text:p text:style-name="P7"/>
      <text:p text:style-name="P8"># values for IPF-Code object for BPPC consent format code</text:p>
      <text:p text:style-name="P7"><text:span text:style-name="T5">coala.consent.format.code.code</text:span><text:span text:style-name="T7"> </text:span><text:span text:style-name="T5">=</text:span><text:span text:style-name="T7"> </text:span><text:span text:style-name="T9">urn:ihe:iti:bppc:2007</text:span></text:p>
      <text:p text:style-name="P7"><text:span text:style-name="T5">coala.consent.format.code.displayname</text:span><text:span text:style-name="T7"> </text:span><text:span text:style-name="T5">=</text:span><text:span text:style-name="T7"> </text:span><text:span text:style-name="T9">urn:ihe:iti:bppc:2007</text:span></text:p>
      <text:p text:style-name="P7"><text:span text:style-name="T5">coala.consent.format.code.schemename</text:span><text:span text:style-name="T7"> </text:span><text:span text:style-name="T5">=</text:span><text:span text:style-name="T7"> </text:span><text:span text:style-name="T9">IHE</text:span><text:span text:style-name="T7"> </text:span><text:span text:style-name="T9">Format</text:span><text:span text:style-name="T7"> </text:span><text:span text:style-name="T9">Codes</text:span></text:p>
      <text:p text:style-name="P7"/>
      <text:p text:style-name="P8"># values for IPF-Code object for BPPC consent type code</text:p>
      <text:p text:style-name="P7"><text:span text:style-name="T5">coala.consent.document.type.code.code</text:span><text:span text:style-name="T7"> </text:span><text:span text:style-name="T5">=</text:span><text:span text:style-name="T7"> </text:span><text:span text:style-name="T9">57016-8</text:span></text:p>
      <text:p text:style-name="P7"><text:span text:style-name="T5">coala.consent.document.type.code.displayname</text:span><text:span text:style-name="T7"> </text:span><text:span text:style-name="T5">=</text:span><text:span text:style-name="T7"> </text:span><text:span text:style-name="T9">Privacy</text:span><text:span text:style-name="T7"> </text:span><text:span text:style-name="T9">Policy</text:span><text:span text:style-name="T7"> </text:span><text:span text:style-name="T10">Acknowledgement</text:span><text:span text:style-name="T7"> </text:span><text:span text:style-name="T9">Document</text:span></text:p>
      <text:p text:style-name="P7"><text:span text:style-name="T5">coala.consent.document.type.code.schemename</text:span><text:span text:style-name="T7"> </text:span><text:span text:style-name="T5">=</text:span><text:span text:style-name="T7"> </text:span><text:span text:style-name="T9">LOINC</text:span></text:p>
      <text:p text:style-name="P22"/>
      <text:p text:style-name="P22"/>
      <text:p text:style-name="P22"/>
      <text:p text:style-name="P21"/>
      <text:p text:style-name="P36"><text:span text:style-name="T2">7.4</text:span> ICW eHF Standard Configuration</text:p>
      <text:p text:style-name="P22"/>
      <text:p text:style-name="P5">#############################################</text:p>
      <text:p text:style-name="P32">## <text:s text:c="4"/>ICW eHF Standard Configuration <text:s text:c="5"/>##</text:p>
      <text:p text:style-name="P32">## Created by the ICW eHF Project Template ##</text:p>
      <text:p text:style-name="P32">#############################################</text:p>
      <text:p text:style-name="P31"/>
      <text:p text:style-name="P32"># </text:p>
      <text:p text:style-name="P32"># Configuration file containing deployment environment specific settings</text:p>
      <text:p text:style-name="P32"># This settings have to be adapted to the local environment.</text:p>
      <text:p text:style-name="P32"># </text:p>
      <text:p text:style-name="P31"/>
      <text:p text:style-name="P32">#</text:p>
      <text:p text:style-name="P32"># Connection Settings</text:p>
      <text:p text:style-name="P32">#</text:p>
      <text:p text:style-name="P31"/>
      <text:p text:style-name="P32"># connection settings (HSQLDB)</text:p>
      <text:p text:style-name="P31"><text:span text:style-name="T5">connection.driver.lib.path=</text:span><text:span text:style-name="T10">lib</text:span><text:span text:style-name="T9">/</text:span><text:span text:style-name="T10">hsqldb</text:span><text:span text:style-name="T9">-1.8.0.7.jar</text:span></text:p>
      <text:p text:style-name="P31"><text:span text:style-name="T5">connection.dialect=</text:span><text:span text:style-name="T9">org.hibernate.dialect.HSQLDialect</text:span></text:p>
      <text:p text:style-name="P31"><text:span text:style-name="T5">connection.driver=</text:span><text:span text:style-name="T9">org.hsqldb.jdbcDriver</text:span></text:p>
      <text:p text:style-name="P31"><text:span text:style-name="T5">connection.url=</text:span><text:span text:style-name="T9">jdbc:hsqldb:hsql://</text:span><text:span text:style-name="T10">localhost</text:span><text:span text:style-name="T9">:9999/</text:span><text:span text:style-name="T10">testdb</text:span></text:p>
      <text:p text:style-name="P31"><text:span text:style-name="T5">connection.validation.query=</text:span><text:span text:style-name="T9">select</text:span><text:span text:style-name="T7"> </text:span><text:span text:style-name="T9">count(TYPE_NAME)</text:span><text:span text:style-name="T7"> </text:span><text:span text:style-name="T9">from</text:span><text:span text:style-name="T7"> </text:span><text:span text:style-name="T9">INFORMATION_SCHEMA.SYSTEM_ALLTYPEINFO</text:span></text:p>
      <text:p text:style-name="P31"><text:span text:style-name="T5">connection.context=</text:span><text:span text:style-name="T10">hsqldb</text:span></text:p>
      <text:p text:style-name="P31"/>
      <text:p text:style-name="P32"># connection settings (ORACLE)</text:p>
      <text:p text:style-name="P32">#connection.driver.lib.path=<text:span text:style-name="T4">lib</text:span>/ojdbc6-11.1.0.7.0.jar</text:p>
      <text:p text:style-name="P32">#connection.dialect=org.hibernate.dialect.Oracle10gDialect</text:p>
      <text:p text:style-name="P32">#connection.driver=oracle.jdbc.OracleDriver</text:p>
      <text:p text:style-name="P32">#connection.url=jdbc:oracle:thin:@ehf008.de.icw.int:1521:phr7db</text:p>
      <text:p text:style-name="P32">#connection.tablespace=phr7users</text:p>
      <text:p text:style-name="P32">#connection.validation.query=select 1 from dual</text:p>
      <text:p text:style-name="P32">#connection.validation=true</text:p>
      <text:p text:style-name="P32">#connection.context=oracle</text:p>
      <text:p text:style-name="P32"># add for connection.context=oracle-<text:span text:style-name="T4">ods</text:span></text:p>
      <text:p text:style-name="P32">#connection.datasource.oracle.connectionCaching=true</text:p>
      <text:p text:style-name="P32">#connection.datasource.oracle.fastConnectionFailover=false</text:p>
      <text:p text:style-name="P32">#connection.datasource.oracle.onsConfig=</text:p>
      <text:p text:style-name="P32"># add for connection.context=oracle-<text:span text:style-name="T4">ods</text:span> with RAC</text:p>
      <text:p text:style-name="P32">#connection.datasource.oracle.connectionCaching=true</text:p>
      <text:p text:style-name="P32">#connection.datasource.oracle.fastConnectionFailover=true</text:p>
      <text:p text:style-name="P32">#connection.datasource.oracle.onsConfig=nodes=racnode1:6200,racnode2:6200</text:p>
      <text:p text:style-name="P31"/>
      <text:p text:style-name="P32"># connection settings (DB UNSPECIFIC)</text:p>
      <text:p text:style-name="P31"><text:span text:style-name="T5">connection.datasource.initialSize=</text:span><text:span text:style-name="T9">10</text:span></text:p>
      <text:p text:style-name="P31"><text:span text:style-name="T5">connection.datasource.minActive=</text:span><text:span text:style-name="T9">0</text:span></text:p>
      <text:p text:style-name="P31"><text:span text:style-name="T5">connection.datasource.maxActive=</text:span><text:span text:style-name="T9">50</text:span></text:p>
      <text:p text:style-name="P31"><text:span text:style-name="T5">connection.datasource.minIdle=</text:span><text:span text:style-name="T9">0</text:span></text:p>
      <text:p text:style-name="P31"><text:span text:style-name="T5">connection.datasource.maxIdle=</text:span><text:span text:style-name="T9">50</text:span></text:p>
      <text:p text:style-name="P31"><text:span text:style-name="T5">connection.datasource.tcpConnectTimeout=</text:span><text:span text:style-name="T9">60000</text:span></text:p>
      <text:p text:style-name="P31"><text:span text:style-name="T5">connection.datasource.maxConnectionAge=</text:span><text:span text:style-name="T9">120000</text:span></text:p>
      <text:p text:style-name="P31"><text:span text:style-name="T5">connection.validation=</text:span><text:span text:style-name="T9">true</text:span></text:p>
      <text:p text:style-name="P31"><text:span text:style-name="T5">connection.jdbc.batch.size=</text:span><text:span text:style-name="T9">30</text:span></text:p>
      <text:p text:style-name="P28">connection.schema.prefix=</text:p>
      <text:p text:style-name="P28">connection.schema.suffix=</text:p>
      <text:p text:style-name="P31"/>
      <text:p text:style-name="P32"># audit specific settings (HSQLDB)</text:p>
      <text:p text:style-name="P31"><text:span text:style-name="T5">audit.connection.driver.lib.path=</text:span><text:span text:style-name="T10">lib</text:span><text:span text:style-name="T9">/</text:span><text:span text:style-name="T10">hsqldb</text:span><text:span text:style-name="T9">-1.8.0.7.jar</text:span></text:p>
      <text:p text:style-name="P31"><text:span text:style-name="T5">audit.connection.dialect=</text:span><text:span text:style-name="T9">org.hibernate.dialect.HSQLDialect</text:span></text:p>
      <text:p text:style-name="P31"><text:span text:style-name="T5">audit.connection.driver=</text:span><text:span text:style-name="T9">org.hsqldb.jdbcDriver</text:span></text:p>
      <text:p text:style-name="P31"><text:span text:style-name="T5">audit.connection.url=</text:span><text:span text:style-name="T9">jdbc:hsqldb:hsql://</text:span><text:span text:style-name="T10">localhost</text:span><text:span text:style-name="T9">:9999/</text:span><text:span text:style-name="T10">testdb</text:span></text:p>
      <text:p text:style-name="P31"><text:span text:style-name="T5">audit.connection.validation.query=</text:span><text:span text:style-name="T9">select</text:span><text:span text:style-name="T7"> </text:span><text:span text:style-name="T9">count(TYPE_NAME)</text:span><text:span text:style-name="T7"> </text:span><text:span text:style-name="T9">from</text:span><text:span text:style-name="T7"> </text:span><text:soft-page-break/><text:span text:style-name="T9">INFORMATION_SCHEMA.SYSTEM_ALLTYPEINFO</text:span></text:p>
      <text:p text:style-name="P31"><text:span text:style-name="T5">audit.connection.context=</text:span><text:span text:style-name="T10">hsqldb</text:span></text:p>
      <text:p text:style-name="P31"/>
      <text:p text:style-name="P32"># audit specific settings (ORACLE)</text:p>
      <text:p text:style-name="P32">#audit.connection.driver.lib.path=<text:span text:style-name="T4">lib</text:span>/ojdbc6-11.1.0.7.0.jar</text:p>
      <text:p text:style-name="P32">#audit.connection.dialect=org.hibernate.dialect.Oracle10gDialect</text:p>
      <text:p text:style-name="P32">#audit.connection.driver=oracle.jdbc.OracleDriver</text:p>
      <text:p text:style-name="P32">#audit.connection.url=jdbc:oracle:thin:@&lt;HOST&gt;:&lt;PORT&gt;:&lt;SID&gt;</text:p>
      <text:p text:style-name="P32">#audit.connection.tablespace=&lt;AUDIT_TABLESPACE&gt;</text:p>
      <text:p text:style-name="P32">#audit.connection.validation.query=select 1 from dual</text:p>
      <text:p text:style-name="P32">#audit.connection.context=oracle</text:p>
      <text:p text:style-name="P32"># add for audit.connection.context=oracle-<text:span text:style-name="T4">ods</text:span></text:p>
      <text:p text:style-name="P32">#audit.connection.datasource.oracle.connectionCaching=true</text:p>
      <text:p text:style-name="P32">#audit.connection.datasource.oracle.fastConnectionFailover=false</text:p>
      <text:p text:style-name="P32">#audit.connection.datasource.oracle.onsConfig=</text:p>
      <text:p text:style-name="P32"># add for audit.connection.context=oracle-<text:span text:style-name="T4">ods</text:span> with RAC</text:p>
      <text:p text:style-name="P32">#audit.connection.datasource.oracle.connectionCaching=true</text:p>
      <text:p text:style-name="P32">#audit.connection.datasource.oracle.fastConnectionFailover=true</text:p>
      <text:p text:style-name="P32">#audit.connection.datasource.oracle.onsConfig=nodes=racnode1:6200,racnode2:6200</text:p>
      <text:p text:style-name="P31"/>
      <text:p text:style-name="P32"># audit connection settings (DB UNSPECIFIC)</text:p>
      <text:p text:style-name="P31"><text:span text:style-name="T5">audit.connection.datasource.initialSize=</text:span><text:span text:style-name="T9">2</text:span></text:p>
      <text:p text:style-name="P31"><text:span text:style-name="T5">audit.connection.datasource.minActive=</text:span><text:span text:style-name="T9">0</text:span></text:p>
      <text:p text:style-name="P31"><text:span text:style-name="T5">audit.connection.datasource.maxActive=</text:span><text:span text:style-name="T9">5</text:span></text:p>
      <text:p text:style-name="P31"><text:span text:style-name="T5">audit.connection.datasource.minIdle=</text:span><text:span text:style-name="T9">0</text:span></text:p>
      <text:p text:style-name="P31"><text:span text:style-name="T5">audit.connection.datasource.maxIdle=</text:span><text:span text:style-name="T9">5</text:span></text:p>
      <text:p text:style-name="P31"><text:span text:style-name="T5">audit.connection.datasource.tcpConnectTimeout=</text:span><text:span text:style-name="T9">60000</text:span></text:p>
      <text:p text:style-name="P31"><text:span text:style-name="T5">audit.connection.datasource.maxConnectionAge=</text:span><text:span text:style-name="T9">120000</text:span></text:p>
      <text:p text:style-name="P31"><text:span text:style-name="T5">audit.connection.validation=</text:span><text:span text:style-name="T9">true</text:span></text:p>
      <text:p text:style-name="P31"><text:span text:style-name="T5">audit.connection.jdbc.batch.size=</text:span><text:span text:style-name="T9">30</text:span></text:p>
      <text:p text:style-name="P31"/>
      <text:p text:style-name="P31"/>
      <text:p text:style-name="P32"># encryption specific settings (HSQLDB)</text:p>
      <text:p text:style-name="P31"><text:span text:style-name="T5">encryption.connection.driver.lib.path=</text:span><text:span text:style-name="T10">lib</text:span><text:span text:style-name="T9">/</text:span><text:span text:style-name="T10">hsqldb</text:span><text:span text:style-name="T9">-1.8.0.7.jar</text:span></text:p>
      <text:p text:style-name="P31"><text:span text:style-name="T5">encryption.connection.dialect=</text:span><text:span text:style-name="T9">org.hibernate.dialect.HSQLDialect</text:span></text:p>
      <text:p text:style-name="P31"><text:span text:style-name="T5">encryption.connection.driver=</text:span><text:span text:style-name="T9">org.hsqldb.jdbcDriver</text:span></text:p>
      <text:p text:style-name="P31"><text:span text:style-name="T5">encryption.connection.url=</text:span><text:span text:style-name="T9">jdbc:hsqldb:hsql://</text:span><text:span text:style-name="T10">localhost</text:span><text:span text:style-name="T9">:9999/</text:span><text:span text:style-name="T10">testdb</text:span></text:p>
      <text:p text:style-name="P31"><text:span text:style-name="T5">encryption.connection.validation.query=</text:span><text:span text:style-name="T9">select</text:span><text:span text:style-name="T7"> </text:span><text:span text:style-name="T9">count(TYPE_NAME)</text:span><text:span text:style-name="T7"> </text:span><text:span text:style-name="T9">from</text:span><text:span text:style-name="T7"> </text:span><text:span text:style-name="T9">INFORMATION_SCHEMA.SYSTEM_ALLTYPEINFO</text:span></text:p>
      <text:p text:style-name="P31"><text:span text:style-name="T5">encryption.connection.context=</text:span><text:span text:style-name="T10">hsqldb</text:span></text:p>
      <text:p text:style-name="P31"/>
      <text:p text:style-name="P32"># encryption specific settings (ORACLE)</text:p>
      <text:p text:style-name="P32">#encryption.connection.driver.lib.path=<text:span text:style-name="T4">lib</text:span>/ojdbc6-11.1.0.7.0.jar</text:p>
      <text:p text:style-name="P32">#encryption.connection.dialect=org.hibernate.dialect.Oracle10gDialect</text:p>
      <text:p text:style-name="P32">#encryption.connection.driver=oracle.jdbc.OracleDriver</text:p>
      <text:p text:style-name="P32">#encryption.connection.url=jdbc:oracle:thin:@&lt;HOST&gt;:&lt;PORT&gt;:&lt;SID&gt;</text:p>
      <text:p text:style-name="P32">#encryption.connection.tablespace=&lt;AUDIT_TABLESPACE&gt;</text:p>
      <text:p text:style-name="P32">#encryption.connection.validation.query=select 1 from dual</text:p>
      <text:p text:style-name="P32">#encryption.connection.validation=true</text:p>
      <text:p text:style-name="P32">#encryption.connection.context=oracle</text:p>
      <text:p text:style-name="P32"># add for encryption.connection.context=oracle-<text:span text:style-name="T4">ods</text:span></text:p>
      <text:p text:style-name="P32">#encryption.connection.datasource.oracle.connectionCaching=true</text:p>
      <text:p text:style-name="P32">#encryption.connection.datasource.oracle.fastConnectionFailover=false</text:p>
      <text:p text:style-name="P32">#encryption.connection.datasource.oracle.onsConfig=</text:p>
      <text:p text:style-name="P32"># add for encryption.connection.context=oracle-<text:span text:style-name="T4">ods</text:span> with RAC</text:p>
      <text:p text:style-name="P32">#encryption.connection.datasource.oracle.connectionCaching=true</text:p>
      <text:p text:style-name="P32">#encryption.connection.datasource.oracle.fastConnectionFailover=true</text:p>
      <text:p text:style-name="P32">#encryption.connection.datasource.oracle.onsConfig=nodes=racnode1:6200,racnode2:6200</text:p>
      <text:p text:style-name="P31"/>
      <text:p text:style-name="P32"># encryption connection settings (DB UNSPECIFIC)</text:p>
      <text:p text:style-name="P31"><text:span text:style-name="T5">encryption.connection.datasource.initialSize=</text:span><text:span text:style-name="T9">2</text:span></text:p>
      <text:p text:style-name="P31"><text:soft-page-break/><text:span text:style-name="T5">encryption.connection.datasource.minActive=</text:span><text:span text:style-name="T9">0</text:span></text:p>
      <text:p text:style-name="P31"><text:span text:style-name="T5">encryption.connection.datasource.maxActive=</text:span><text:span text:style-name="T9">5</text:span></text:p>
      <text:p text:style-name="P31"><text:span text:style-name="T5">encryption.connection.datasource.minIdle=</text:span><text:span text:style-name="T9">0</text:span></text:p>
      <text:p text:style-name="P31"><text:span text:style-name="T5">encryption.connection.datasource.maxIdle=</text:span><text:span text:style-name="T9">5</text:span></text:p>
      <text:p text:style-name="P31"><text:span text:style-name="T5">encryption.connection.datasource.tcpConnectTimeout=</text:span><text:span text:style-name="T9">60000</text:span></text:p>
      <text:p text:style-name="P31"><text:span text:style-name="T5">encryption.connection.datasource.maxConnectionAge=</text:span><text:span text:style-name="T9">120000</text:span></text:p>
      <text:p text:style-name="P31"><text:span text:style-name="T5">encryption.connection.validation=</text:span><text:span text:style-name="T9">true</text:span></text:p>
      <text:p text:style-name="P31"><text:span text:style-name="T5">encryption.connection.jdbc.batch.size=</text:span><text:span text:style-name="T9">30</text:span></text:p>
      <text:p text:style-name="P31"/>
      <text:p text:style-name="P32">#</text:p>
      <text:p text:style-name="P32"># database settings for upgrade and encryption</text:p>
      <text:p text:style-name="P32">#</text:p>
      <text:p text:style-name="P31"/>
      <text:p text:style-name="P32"># to indicate if there are multiple database instance deployed on Oracle. </text:p>
      <text:p text:style-name="P32"># Valid values are: true or false.</text:p>
      <text:p text:style-name="P31"><text:span text:style-name="T5">connection.multiple.databases=</text:span><text:span text:style-name="T9">false</text:span></text:p>
      <text:p text:style-name="P31"/>
      <text:p text:style-name="P32"># type is used by database related tasks</text:p>
      <text:p text:style-name="P31"><text:span text:style-name="T5">database.type=</text:span><text:span text:style-name="T9">oracle</text:span></text:p>
      <text:p text:style-name="P31"/>
      <text:p text:style-name="P32"># oracle specific settings (for database.type=oracle)</text:p>
      <text:p text:style-name="P31"><text:span text:style-name="T5">database.oracle.sid=</text:span><text:span text:style-name="T9">PHR7DB</text:span></text:p>
      <text:p text:style-name="P31"><text:span text:style-name="T5">database.oracle.base=</text:span><text:span text:style-name="T9">/oracle</text:span></text:p>
      <text:p text:style-name="P31"><text:span text:style-name="T5">database.oracle.home=</text:span><text:span text:style-name="T9">$ORACLE_BASE/product/10gR2</text:span></text:p>
      <text:p text:style-name="P31"><text:span text:style-name="T5">database.oracle.nls.lang=</text:span><text:span text:style-name="T9">.AL32UTF8</text:span></text:p>
      <text:p text:style-name="P31"/>
      <text:p text:style-name="P32">#</text:p>
      <text:p text:style-name="P32"># other infrastructure components</text:p>
      <text:p text:style-name="P32">#</text:p>
      <text:p text:style-name="P31"/>
      <text:p text:style-name="P32"># URLs for accessing external services (only used when adapter.context=external)</text:p>
      <text:p text:style-name="P31"><text:span text:style-name="T5">adapter.mmi.pzn.port.address=</text:span><text:span text:style-name="T9">http://89.106.65.21:9080/services/GL100000</text:span></text:p>
      <text:p text:style-name="P31"><text:span text:style-name="T5">adapter.terminology.icd.port.address=</text:span><text:span text:style-name="T9">http://ts-deploy-release.dev.intercomponentware.com/terminology-server/services/v1-1-0/TerminologyWebService</text:span></text:p>
      <text:p text:style-name="P31"/>
      <text:p text:style-name="P32"># <text:span text:style-name="T4">proxy</text:span> settings (currently only used when adapter.context=external)</text:p>
      <text:p text:style-name="P31"><text:span text:style-name="T5">adapter.proxy.host=</text:span><text:span text:style-name="T9">proxy.proxy.intercomponentware.com</text:span></text:p>
      <text:p text:style-name="P31"><text:span text:style-name="T5">adapter.proxy.port=</text:span><text:span text:style-name="T9">3128</text:span></text:p>
      <text:p text:style-name="P31"/>
      <text:p text:style-name="P32"># Pipe separated list of hosts to be excluded</text:p>
      <text:p text:style-name="P31"><text:span text:style-name="T5">adapter.proxy.exclude=</text:span><text:span text:style-name="T10">localhost</text:span><text:span text:style-name="T9">|172.31.20.144|</text:span><text:span text:style-name="T10">ts</text:span><text:span text:style-name="T9">-deploy-release.dev.intercomponentware.com</text:span></text:p>
      <text:p text:style-name="P31"/>
      <text:p text:style-name="P31"><text:span text:style-name="T5">localization.codesystem.language=</text:span><text:span text:style-name="T10">de</text:span></text:p>
      <text:p text:style-name="P28">localization.codesystem.country=</text:p>
      <text:p text:style-name="P31"/>
      <text:p text:style-name="P31"><text:span text:style-name="T5">masterkeyprovider.url=</text:span><text:span text:style-name="T9">https://ehf-deploy-trunk.de.icw.int/mkp-assembly/requestkey</text:span></text:p>
      <text:p text:style-name="P31"/>
      <text:p text:style-name="P32"># Postpone context shutdown for given milliseconds</text:p>
      <text:p text:style-name="P31"><text:span text:style-name="T5">context.postpone.shutdown.millis=</text:span><text:span text:style-name="T9">1500</text:span></text:p>
      <text:p text:style-name="P31"/>
      <text:p text:style-name="P32"># Audit user used for writing audit events</text:p>
      <text:p text:style-name="P31"><text:span text:style-name="T5">audit.user.uuid=</text:span><text:span text:style-name="T9">030781f0-d294-11de-8a39-0800200c9a66</text:span></text:p>
      <text:p text:style-name="P31"><text:span text:style-name="T5">audit.session.uuid=</text:span><text:span text:style-name="T9">382cdab0-d294-11de-8a39-0800200c9a66</text:span></text:p>
      <text:p text:style-name="P31"/>
      <text:p text:style-name="P32"># Audit</text:p>
      <text:p text:style-name="P31"><text:span text:style-name="T5">audit.batch.size=</text:span><text:span text:style-name="T9">100</text:span></text:p>
      <text:p text:style-name="P31"><text:span text:style-name="T5">audit.batch.timeout=</text:span><text:span text:style-name="T9">1000</text:span></text:p>
      <text:p text:style-name="P31"><text:span text:style-name="T5">audit.processor.concurrency=</text:span><text:span text:style-name="T9">2</text:span></text:p>
      <text:p text:style-name="P31"/>
      <text:p text:style-name="P32"><text:soft-page-break/># ATNA Auditor configuration</text:p>
      <text:p text:style-name="P31"><text:span text:style-name="T5">atna.audit.repository.host=</text:span><text:span text:style-name="T10">localhost</text:span><text:span text:style-name="T7"> </text:span></text:p>
      <text:p text:style-name="P31"><text:span text:style-name="T5">atna.audit.repository.port=</text:span><text:span text:style-name="T9">514</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07T10:56:53</meta:creation-date>
    <dc:date>2011-07-08T12:04:42</dc:date>
    <meta:editing-duration>PT9H37M14S</meta:editing-duration>
    <meta:editing-cycles>69</meta:editing-cycles>
    <meta:generator>LibreOffice/3.4$Linux LibreOffice_project/340m1$Build-103</meta:generator>
    <meta:document-statistic meta:table-count="1" meta:image-count="0" meta:object-count="0" meta:page-count="10" meta:paragraph-count="0" meta:word-count="1568" meta:character-count="16322" meta:non-whitespace-character-count="15019"/>
  </office:meta>
</office:document-meta>
</file>